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c53d" officeooo:paragraph-rsid="000b3496"/>
    </style:style>
    <style:style style:name="P2" style:family="paragraph" style:parent-style-name="Standard">
      <style:text-properties officeooo:rsid="000ac53d" officeooo:paragraph-rsid="00137d4c"/>
    </style:style>
    <style:style style:name="P3" style:family="paragraph" style:parent-style-name="Standard">
      <style:text-properties officeooo:rsid="000ac53d" officeooo:paragraph-rsid="0022788f"/>
    </style:style>
    <style:style style:name="P4" style:family="paragraph" style:parent-style-name="Standard">
      <style:text-properties officeooo:rsid="0010c10e" officeooo:paragraph-rsid="0010c10e"/>
    </style:style>
    <style:style style:name="P5" style:family="paragraph" style:parent-style-name="Standard">
      <style:text-properties officeooo:rsid="0014f2e8" officeooo:paragraph-rsid="0014f2e8"/>
    </style:style>
    <style:style style:name="P6" style:family="paragraph" style:parent-style-name="Standard">
      <style:text-properties fo:font-weight="normal" officeooo:rsid="001665aa" officeooo:paragraph-rsid="001665aa" style:font-weight-asian="normal" style:font-weight-complex="normal"/>
    </style:style>
    <style:style style:name="P7" style:family="paragraph" style:parent-style-name="Standard">
      <style:text-properties fo:font-weight="normal" officeooo:rsid="001793b4" officeooo:paragraph-rsid="001793b4" style:font-weight-asian="normal" style:font-weight-complex="normal"/>
    </style:style>
    <style:style style:name="P8" style:family="paragraph" style:parent-style-name="Standard">
      <style:text-properties fo:font-weight="normal" officeooo:rsid="001a3006" officeooo:paragraph-rsid="001a3006" style:font-weight-asian="normal" style:font-weight-complex="normal"/>
    </style:style>
    <style:style style:name="P9" style:family="paragraph" style:parent-style-name="Standard">
      <style:text-properties fo:font-weight="normal" officeooo:rsid="001b9802" officeooo:paragraph-rsid="001b9802" style:font-weight-asian="normal" style:font-weight-complex="normal"/>
    </style:style>
    <style:style style:name="P10" style:family="paragraph" style:parent-style-name="Standard">
      <style:text-properties fo:font-weight="normal" officeooo:rsid="001c4dda" officeooo:paragraph-rsid="001c4dda" style:font-weight-asian="normal" style:font-weight-complex="normal"/>
    </style:style>
    <style:style style:name="P11" style:family="paragraph" style:parent-style-name="Standard">
      <style:text-properties fo:font-weight="normal" officeooo:rsid="001d739e" officeooo:paragraph-rsid="001d739e" style:font-weight-asian="normal" style:font-weight-complex="normal"/>
    </style:style>
    <style:style style:name="P12" style:family="paragraph" style:parent-style-name="Standard">
      <style:text-properties fo:font-weight="normal" officeooo:rsid="00204cce" officeooo:paragraph-rsid="00204cce" style:font-weight-asian="normal" style:font-weight-complex="normal"/>
    </style:style>
    <style:style style:name="P13" style:family="paragraph" style:parent-style-name="Standard">
      <style:text-properties fo:font-weight="normal" officeooo:rsid="0022471e" officeooo:paragraph-rsid="0022471e" style:font-weight-asian="normal" style:font-weight-complex="normal"/>
    </style:style>
    <style:style style:name="P14" style:family="paragraph" style:parent-style-name="Standard">
      <style:text-properties fo:font-weight="normal" officeooo:rsid="0022788f" officeooo:paragraph-rsid="0022788f" style:font-weight-asian="normal" style:font-weight-complex="normal"/>
    </style:style>
    <style:style style:name="P15" style:family="paragraph" style:parent-style-name="Standard">
      <style:text-properties fo:font-weight="normal" officeooo:rsid="00262682" officeooo:paragraph-rsid="00262682" style:font-weight-asian="normal" style:font-weight-complex="normal"/>
    </style:style>
    <style:style style:name="P16" style:family="paragraph" style:parent-style-name="Standard">
      <style:text-properties fo:font-weight="normal" officeooo:rsid="00277a7b" officeooo:paragraph-rsid="00277a7b" style:font-weight-asian="normal" style:font-weight-complex="normal"/>
    </style:style>
    <style:style style:name="P17" style:family="paragraph" style:parent-style-name="Standard">
      <style:text-properties fo:font-weight="normal" officeooo:rsid="002935dd" officeooo:paragraph-rsid="002935dd" style:font-weight-asian="normal" style:font-weight-complex="normal"/>
    </style:style>
    <style:style style:name="P18" style:family="paragraph" style:parent-style-name="Standard">
      <style:text-properties fo:font-weight="normal" officeooo:rsid="002bdb43" officeooo:paragraph-rsid="002bdb43" style:font-weight-asian="normal" style:font-weight-complex="normal"/>
    </style:style>
    <style:style style:name="P19" style:family="paragraph" style:parent-style-name="Standard">
      <style:text-properties fo:font-weight="normal" officeooo:rsid="002d7152" officeooo:paragraph-rsid="002d7152" style:font-weight-asian="normal" style:font-weight-complex="normal"/>
    </style:style>
    <style:style style:name="P20" style:family="paragraph" style:parent-style-name="Standard">
      <style:text-properties fo:font-weight="normal" officeooo:rsid="002ebf9a" officeooo:paragraph-rsid="002ebf9a" style:font-weight-asian="normal" style:font-weight-complex="normal"/>
    </style:style>
    <style:style style:name="P21" style:family="paragraph" style:parent-style-name="Standard">
      <style:text-properties fo:font-weight="normal" officeooo:rsid="00319736" officeooo:paragraph-rsid="00319736" style:font-weight-asian="normal" style:font-weight-complex="normal"/>
    </style:style>
    <style:style style:name="P22" style:family="paragraph" style:parent-style-name="Standard">
      <style:text-properties fo:font-weight="normal" officeooo:rsid="00327ea4" officeooo:paragraph-rsid="00327ea4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officeooo:rsid="00204cce" officeooo:paragraph-rsid="00204cce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04cce" officeooo:paragraph-rsid="00204cce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d7152" officeooo:paragraph-rsid="002d7152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93b79" officeooo:paragraph-rsid="00393b79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3bb38f" officeooo:paragraph-rsid="003bb38f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officeooo:rsid="00262682" officeooo:paragraph-rsid="00262682"/>
    </style:style>
    <style:style style:name="P29" style:family="paragraph" style:parent-style-name="Standard">
      <style:text-properties style:text-underline-style="solid" style:text-underline-width="auto" style:text-underline-color="font-color" officeooo:rsid="002b1ac8" officeooo:paragraph-rsid="002b1ac8"/>
    </style:style>
    <style:style style:name="P30" style:family="paragraph" style:parent-style-name="Standard">
      <style:text-properties officeooo:rsid="0022788f" officeooo:paragraph-rsid="0022788f"/>
    </style:style>
    <style:style style:name="P31" style:family="paragraph" style:parent-style-name="Standard">
      <style:text-properties officeooo:rsid="002b1ac8" officeooo:paragraph-rsid="002b1ac8"/>
    </style:style>
    <style:style style:name="P32" style:family="paragraph" style:parent-style-name="Standard">
      <style:text-properties officeooo:rsid="0034c0be" officeooo:paragraph-rsid="0034c0be"/>
    </style:style>
    <style:style style:name="P33" style:family="paragraph" style:parent-style-name="Standard">
      <style:text-properties officeooo:rsid="00358682" officeooo:paragraph-rsid="00358682"/>
    </style:style>
    <style:style style:name="P34" style:family="paragraph" style:parent-style-name="Standard">
      <style:text-properties style:text-underline-style="none" fo:font-weight="normal" officeooo:rsid="00393b79" officeooo:paragraph-rsid="00393b79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af386" officeooo:paragraph-rsid="003af386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bb38f" officeooo:paragraph-rsid="003bb38f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edd9e" officeooo:paragraph-rsid="003edd9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408065" officeooo:paragraph-rsid="00408065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4135f3" officeooo:paragraph-rsid="004135f3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0e091f"/>
    </style:style>
    <style:style style:name="T6" style:family="text">
      <style:text-properties style:font-name="Liberation Serif1" fo:font-weight="normal" officeooo:rsid="000e091f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b3496"/>
    </style:style>
    <style:style style:name="T9" style:family="text">
      <style:text-properties style:font-name="Liberation Serif" fo:font-weight="bold" officeooo:rsid="000b3496" style:font-weight-asian="bold" style:font-weight-complex="bold"/>
    </style:style>
    <style:style style:name="T10" style:family="text">
      <style:text-properties style:font-name="Liberation Serif" officeooo:rsid="000c196a"/>
    </style:style>
    <style:style style:name="T11" style:family="text">
      <style:text-properties style:font-name="Liberation Serif" officeooo:rsid="000d43b9"/>
    </style:style>
    <style:style style:name="T12" style:family="text">
      <style:text-properties style:font-name="Liberation Serif" officeooo:rsid="000e091f"/>
    </style:style>
    <style:style style:name="T13" style:family="text">
      <style:text-properties style:font-name="Liberation Serif" officeooo:rsid="000f7cf9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0b3496" style:font-weight-asian="normal" style:font-weight-complex="normal"/>
    </style:style>
    <style:style style:name="T16" style:family="text">
      <style:text-properties style:font-name="Liberation Serif" fo:font-weight="normal" officeooo:rsid="000c196a" style:font-weight-asian="normal" style:font-weight-complex="normal"/>
    </style:style>
    <style:style style:name="T17" style:family="text">
      <style:text-properties style:font-name="Liberation Serif" fo:font-weight="normal" officeooo:rsid="000d43b9" style:font-weight-asian="normal" style:font-weight-complex="normal"/>
    </style:style>
    <style:style style:name="T18" style:family="text">
      <style:text-properties style:font-name="Liberation Serif" fo:font-weight="normal" officeooo:rsid="000e091f" style:font-weight-asian="normal" style:font-weight-complex="normal"/>
    </style:style>
    <style:style style:name="T19" style:family="text">
      <style:text-properties style:font-name="Liberation Serif" fo:font-weight="normal" officeooo:rsid="000f7cf9" style:font-weight-asian="normal" style:font-weight-complex="normal"/>
    </style:style>
    <style:style style:name="T20" style:family="text">
      <style:text-properties style:font-name="Liberation Serif" fo:font-weight="normal" officeooo:rsid="00120f28" style:font-weight-asian="normal" style:font-weight-complex="normal"/>
    </style:style>
    <style:style style:name="T21" style:family="text">
      <style:text-properties style:font-name="Liberation Serif" fo:font-weight="normal" officeooo:rsid="001239c9" style:font-weight-asian="normal" style:font-weight-complex="normal"/>
    </style:style>
    <style:style style:name="T22" style:family="text">
      <style:text-properties style:font-name="Liberation Serif" fo:font-weight="normal" officeooo:rsid="0010c10e" style:font-weight-asian="normal" style:font-weight-complex="normal"/>
    </style:style>
    <style:style style:name="T2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Liberation Serif" fo:font-style="italic" fo:font-weight="normal" officeooo:rsid="00120f28" style:font-style-asian="italic" style:font-weight-asian="normal" style:font-style-complex="italic" style:font-weight-complex="normal"/>
    </style:style>
    <style:style style:name="T25" style:family="text">
      <style:text-properties style:font-name="Liberation Serif" fo:font-style="italic" fo:font-weight="normal" officeooo:rsid="0010c10e" style:font-style-asian="italic" style:font-weight-asian="normal" style:font-style-complex="italic" style:font-weight-complex="normal"/>
    </style:style>
    <style:style style:name="T26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font-name="Liberation Serif" style:text-underline-style="solid" style:text-underline-width="auto" style:text-underline-color="font-color" fo:font-weight="bold" officeooo:rsid="00120f28" style:font-weight-asian="bold" style:font-weight-complex="bold"/>
    </style:style>
    <style:style style:name="T28" style:family="text">
      <style:text-properties style:font-name="Liberation Serif" officeooo:rsid="003a3475"/>
    </style:style>
    <style:style style:name="T29" style:family="text">
      <style:text-properties style:font-name="Liberation Serif" officeooo:rsid="003af386"/>
    </style:style>
    <style:style style:name="T30" style:family="text">
      <style:text-properties style:font-name="Liberation Serif" officeooo:rsid="003bb38f"/>
    </style:style>
    <style:style style:name="T31" style:family="text">
      <style:text-properties style:font-name="Liberation Serif" officeooo:rsid="003d9e3b"/>
    </style:style>
    <style:style style:name="T32" style:family="text">
      <style:text-properties style:font-name="Liberation Serif" officeooo:rsid="003e649b"/>
    </style:style>
    <style:style style:name="T33" style:family="text">
      <style:text-properties style:font-name="Liberation Serif" officeooo:rsid="003fc0b6"/>
    </style:style>
    <style:style style:name="T34" style:family="text">
      <style:text-properties style:font-name="Liberation Serif" officeooo:rsid="004135f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04cce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2471e" style:font-weight-asian="normal" style:font-weight-complex="normal"/>
    </style:style>
    <style:style style:name="T39" style:family="text">
      <style:text-properties fo:font-weight="normal" officeooo:rsid="002f6b98" style:font-weight-asian="normal" style:font-weight-complex="normal"/>
    </style:style>
    <style:style style:name="T40" style:family="text">
      <style:text-properties style:text-position="super 58%" style:font-name="Liberation Serif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text-position="super 58%" style:font-name="Liberation Serif" fo:font-style="italic" fo:font-weight="normal" officeooo:rsid="0010c10e" style:font-style-asian="italic" style:font-weight-asian="normal" style:font-style-complex="italic" style:font-weight-complex="normal"/>
    </style:style>
    <style:style style:name="T42" style:family="text">
      <style:text-properties style:text-position="0% 100%" style:font-name="Liberation Serif" fo:font-weight="normal" style:font-weight-asian="normal" style:font-weight-complex="normal"/>
    </style:style>
    <style:style style:name="T43" style:family="text">
      <style:text-properties style:text-position="0% 100%" style:font-name="Liberation Serif" fo:font-weight="normal" officeooo:rsid="0010c10e" style:font-weight-asian="normal" style:font-weight-complex="normal"/>
    </style:style>
    <style:style style:name="T44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officeooo:rsid="001793b4"/>
    </style:style>
    <style:style style:name="T47" style:family="text">
      <style:text-properties officeooo:rsid="00186e96"/>
    </style:style>
    <style:style style:name="T48" style:family="text">
      <style:text-properties officeooo:rsid="001a3006"/>
    </style:style>
    <style:style style:name="T49" style:family="text">
      <style:text-properties officeooo:rsid="001c4dda"/>
    </style:style>
    <style:style style:name="T50" style:family="text">
      <style:text-properties officeooo:rsid="001d739e"/>
    </style:style>
    <style:style style:name="T51" style:family="text">
      <style:text-properties officeooo:rsid="001d740f"/>
    </style:style>
    <style:style style:name="T52" style:family="text">
      <style:text-properties officeooo:rsid="001f2bec"/>
    </style:style>
    <style:style style:name="T53" style:family="text">
      <style:text-properties officeooo:rsid="0022057c"/>
    </style:style>
    <style:style style:name="T54" style:family="text">
      <style:text-properties officeooo:rsid="0023f294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officeooo:rsid="00277a7b"/>
    </style:style>
    <style:style style:name="T57" style:family="text">
      <style:text-properties officeooo:rsid="002935dd"/>
    </style:style>
    <style:style style:name="T58" style:family="text">
      <style:text-properties officeooo:rsid="002a2172"/>
    </style:style>
    <style:style style:name="T59" style:family="text">
      <style:text-properties officeooo:rsid="002f87f2"/>
    </style:style>
    <style:style style:name="T60" style:family="text">
      <style:text-properties officeooo:rsid="00319736"/>
    </style:style>
    <style:style style:name="T61" style:family="text">
      <style:text-properties officeooo:rsid="0032fa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5">Figure </text:span><text:span text:style-name="T36">checks</text:span></text:p>
      <text:p text:style-name="P23"><text:span text:style-name="T36">F</text:span><text:span text:style-name="T35">igure 1</text:span></text:p>
      <text:p text:style-name="P6">1<text:span text:style-name="T46">A x</text:span></text:p>
      <text:p text:style-name="P7">1B x</text:p>
      <text:p text:style-name="P7">1C x</text:p>
      <text:p text:style-name="P7">1D – mistake in figure legend – <text:span text:style-name="T47">plot is good</text:span></text:p>
      <text:p text:style-name="P7">1E <text:span text:style-name="T48">x</text:span></text:p>
      <text:p text:style-name="P8">1F – P &gt; 0.515 <text:span text:style-name="T52">instead of P &gt; 0.347</text:span></text:p>
      <text:p text:style-name="P9">1G x</text:p>
      <text:p text:style-name="P9">1H <text:span text:style-name="T49">x</text:span></text:p>
      <text:p text:style-name="P10">1I <text:span text:style-name="T50">x</text:span></text:p>
      <text:p text:style-name="P11">1J – <text:span text:style-name="T51">P = 0.188 instead of 0.177</text:span></text:p>
      <text:p text:style-name="P11"/>
      <text:p text:style-name="P24">Figure 1 – S1 (intensity)</text:p>
      <text:p text:style-name="P12">1-S1A x</text:p>
      <text:p text:style-name="P12">1-S1B x</text:p>
      <text:p text:style-name="P12">1-S1C – <text:span text:style-name="T53">P &lt; 0.001 instead of P = 0.010</text:span> – <text:span text:style-name="T54">new fit and new stats</text:span></text:p>
      <text:p text:style-name="P12"/>
      <text:p text:style-name="P13"><text:span text:style-name="T55">Figure 1 – S2</text:span> (comparison of genotypes light vs. light)</text:p>
      <text:p text:style-name="P14"><text:span text:style-name="T59">1-S2 </text:span>x</text:p>
      <text:p text:style-name="P4"><text:span text:style-name="T35"/></text:p>
      <text:p text:style-name="P30"><text:span text:style-name="T35">Fig 1-S2: Melanopsin-dependence of light-induced body temperature changes. </text:span><text:span text:style-name="T15">Relative </text:span><text:span text:style-name="T16">change in mean body temperature </text:span><text:span text:style-name="T15">in </text:span><text:span text:style-name="T45">Wildtype</text:span><text:span text:style-name="T22"> </text:span><text:span text:style-name="T14">(</text:span><text:span text:style-name="T15">n = </text:span><text:span text:style-name="T14">15</text:span><text:span text:style-name="T15">), </text:span><text:span text:style-name="T14">Melanopsin-only (</text:span><text:span text:style-name="T23">Gnat1</text:span><text:span text:style-name="T40">-/-</text:span><text:span text:style-name="T14">;</text:span><text:span text:style-name="T23">Gnat2</text:span><text:span text:style-name="T40">-/-</text:span><text:span text:style-name="T14">, n = 11) or Melanopsin KO</text:span><text:span text:style-name="T15"> (</text:span><text:span text:style-name="T25">Opn4</text:span><text:span text:style-name="T41">-/-</text:span><text:span text:style-name="T43">, </text:span><text:span text:style-name="T15">n = </text:span><text:span text:style-name="T14">6</text:span><text:span text:style-name="T15">) </text:span><text:span text:style-name="T22">f</text:span><text:span text:style-name="T17">or</text:span><text:span text:style-name="T15"> the </text:span><text:span text:style-name="T22">3</text:span><text:span text:style-name="T15"> hours </text:span><text:span text:style-name="T22">during the light pulse or during the previous control night (ZT14-17)</text:span><text:span text:style-name="T15">. </text:span><text:span text:style-name="T18">Columns and errorbars represent mean </text:span><text:span text:style-name="T6">±</text:span><text:span text:style-name="T18"> standard deviation </text:span><text:span text:style-name="T19">and dots represent individual animals. </text:span><text:span text:style-name="T24">P </text:span><text:span text:style-name="T20">values from linear mixed model </text:span><text:span text:style-name="T21">with fixed effects of </text:span><text:span text:style-name="T20">genotype and light exposure </text:span><text:span text:style-name="T21">and a random effect of</text:span><text:span text:style-name="T20"> mouse.</text:span></text:p>
      <text:p text:style-name="P3"><text:span text:style-name="T35"/></text:p>
      <text:p text:style-name="P28"><text:span text:style-name="T35">Figure 2:</text:span></text:p>
      <text:p text:style-name="P15">2A x</text:p>
      <text:p text:style-name="P15">2B x</text:p>
      <text:p text:style-name="P15">2C <text:span text:style-name="T56">x P = 0.230 instead of P = 0.223</text:span></text:p>
      <text:p text:style-name="P16">2D <text:span text:style-name="T57">x</text:span></text:p>
      <text:p text:style-name="P17">2E <text:span text:style-name="T58">x</text:span></text:p>
      <text:p text:style-name="P17">2F x</text:p>
      <text:p text:style-name="P17">2G <text:span text:style-name="T58">x P = 0.286 instead of P = 0.287</text:span></text:p>
      <text:p text:style-name="P30"><text:span text:style-name="T37"/></text:p>
      <text:p text:style-name="P31"><text:span text:style-name="T55">Figure 2-S1</text:span><text:span text:style-name="T37"> (</text:span><text:span text:style-name="T38">comparison of genotypes light vs. light)</text:span></text:p>
      <text:p text:style-name="P31"><text:span text:style-name="T39">2-S1 </text:span><text:span text:style-name="T38">x</text:span></text:p>
      <text:p text:style-name="P30"><text:span text:style-name="T37"/></text:p>
      <text:p text:style-name="P4"><text:span text:style-name="T35">Fig 2-S1: Brn3b-DTA body temperature regulation with light.</text:span><text:span text:style-name="T37"> </text:span><text:span text:style-name="T15">Relative </text:span><text:span text:style-name="T16">change in mean body temperature </text:span><text:span text:style-name="T15">in Control (</text:span><text:span text:style-name="T23">Opn4</text:span><text:span text:style-name="T40">Cre/+</text:span><text:span text:style-name="T44">,</text:span><text:span text:style-name="T14"> </text:span><text:span text:style-name="T15">n = 9) or Brn3b-</text:span><text:span text:style-name="T14">DTA</text:span><text:span text:style-name="T15"> mice (</text:span><text:span text:style-name="T23">Opn4</text:span><text:span text:style-name="T40">Cre/+</text:span><text:span text:style-name="T14">;</text:span><text:span text:style-name="T23">Brn3b</text:span><text:span text:style-name="T40">zDTA/+</text:span><text:span text:style-name="T42">, </text:span><text:span text:style-name="T15">n = </text:span><text:span text:style-name="T14">7</text:span><text:span text:style-name="T15">) </text:span><text:span text:style-name="T14">f</text:span><text:span text:style-name="T17">or</text:span><text:span text:style-name="T15"> the </text:span><text:span text:style-name="T14">3</text:span><text:span text:style-name="T15"> hours </text:span><text:span text:style-name="T14">during the light pulse or during the previous control night (ZT14-17)</text:span><text:span text:style-name="T15">. </text:span><text:span text:style-name="T18">Columns and errorbars represent mean </text:span><text:span text:style-name="T6">±</text:span><text:span text:style-name="T18"> standard deviation </text:span><text:span text:style-name="T19">and dots represent individual animals. </text:span><text:span text:style-name="T24">P </text:span><text:span text:style-name="T20">values from linear mixed model </text:span><text:span text:style-name="T21">with fixed effects of </text:span><text:span text:style-name="T20">genotype and light exposure </text:span><text:span text:style-name="T21">and a random effect of</text:span><text:span text:style-name="T20"> mouse.</text:span></text:p>
      <text:p text:style-name="P1"><text:span text:style-name="T35"/></text:p>
      <text:p text:style-name="P29"><text:span text:style-name="T35">Figure 3:</text:span></text:p>
      <text:p text:style-name="P18">3A x</text:p>
      <text:p text:style-name="P18">3B x</text:p>
      <text:p text:style-name="P18"><text:soft-page-break/>3C <text:span text:style-name="T60">x</text:span></text:p>
      <text:p text:style-name="P21">3D x</text:p>
      <text:p text:style-name="P22">3E – <text:span text:style-name="T61">P = 0.001 instead of P = 0.002</text:span></text:p>
      <text:p text:style-name="P18"/>
      <text:p text:style-name="P25">Figure 3-S1:</text:p>
      <text:p text:style-name="P19">3-S1A x</text:p>
      <text:p text:style-name="P19">3-S1B x</text:p>
      <text:p text:style-name="P19">3-S1C x</text:p>
      <text:p text:style-name="P20">3-S1D </text:p>
      <text:p text:style-name="P19"/>
      <text:p text:style-name="P2"><text:span text:style-name="T35">Fig 3-S1: Brn3b-Cre::hM3D(G</text:span><text:span text:style-name="T2">q</text:span><text:span text:style-name="T35">) expression and control experiments. </text:span>(<text:span text:style-name="T35">A</text:span>) mCherry expression (magenta) from Brn3b-Cre with AAV-DIO-hM3D(G<text:span text:style-name="T1">q</text:span>)-mCherry injected in to the retina and colocalized with melanopsin (OPN4, green). Scale bar = 50 <text:span text:style-name="T4">µ</text:span><text:span text:style-name="T7">m. </text:span><text:span text:style-name="T8">(</text:span><text:span text:style-name="T9">B</text:span><text:span text:style-name="T8">) Quantification of mCherry / OPN4 colocalization (n = 3) mice. (</text:span><text:span text:style-name="T9">C</text:span><text:span text:style-name="T8">) The same data as in </text:span><text:span text:style-name="T9">B</text:span><text:span text:style-name="T8">, expressed as the fraction of OPN4+ cells that colocalize with mCherry expression (n = 3 mice). (</text:span><text:span text:style-name="T9">D</text:span><text:span text:style-name="T8">) Relative </text:span><text:span text:style-name="T10">change in mean body temperature </text:span><text:span text:style-name="T8">in Control (n = 9) or Brn3b-Cre mice (n = 8) injected with </text:span><text:span text:style-name="T7">AAV-DIO-hM3D(G</text:span><text:span text:style-name="T3">q</text:span><text:span text:style-name="T7">)-mCherry</text:span><text:span text:style-name="T8"> </text:span><text:span text:style-name="T11">for</text:span><text:span text:style-name="T8"> the 6 hours following PBS or CNO injection. </text:span><text:span text:style-name="T12">Columns and errorbars represent mean </text:span><text:span text:style-name="T5">±</text:span><text:span text:style-name="T12"> standard deviation </text:span><text:span text:style-name="T13">and dots represent individual animals. </text:span><text:span text:style-name="T24">P </text:span><text:span text:style-name="T20">values from linear mixed model </text:span><text:span text:style-name="T21">with fixed effects of </text:span><text:span text:style-name="T20">genotype and light exposure </text:span><text:span text:style-name="T21">and a random effect of</text:span><text:span text:style-name="T20"> mouse.</text:span></text:p>
      <text:p text:style-name="P2"><text:span text:style-name="T20"/></text:p>
      <text:p text:style-name="P32"><text:span text:style-name="T27">F</text:span><text:span text:style-name="T26">igure 3-S2:</text:span><text:span text:style-name="T14"> WT CNO</text:span></text:p>
      <text:p text:style-name="P32"><text:span text:style-name="T14">3-S2A x</text:span></text:p>
      <text:p text:style-name="P32"><text:span text:style-name="T14">3-S2B x</text:span></text:p>
      <text:p text:style-name="P32"><text:span text:style-name="T14">3-S2C x</text:span></text:p>
      <text:p text:style-name="P33"><text:span text:style-name="T14">3-S2D – P = 0.140 instead of P = 0.224</text:span></text:p>
      <text:p text:style-name="P33"><text:span text:style-name="T14"/></text:p>
      <text:p text:style-name="P26"><text:span text:style-name="T7">Figure 4:</text:span></text:p>
      <text:p text:style-name="P34"><text:span text:style-name="T7">4A x</text:span></text:p>
      <text:p text:style-name="P34"><text:span text:style-name="T7">4B – </text:span><text:span text:style-name="T28">3 points are significant vs. Control by linear mixed model, plot is good</text:span></text:p>
      <text:p text:style-name="P34"><text:span text:style-name="T7">4C </text:span><text:span text:style-name="T29">x</text:span></text:p>
      <text:p text:style-name="P35"><text:span text:style-name="T7">4D </text:span><text:span text:style-name="T30">– </text:span><text:span text:style-name="T31">more points are sig (1, 2, 3, 6), plot is good</text:span></text:p>
      <text:p text:style-name="P36"><text:span text:style-name="T7">4E </text:span><text:span text:style-name="T33">x</text:span></text:p>
      <text:p text:style-name="P36"><text:span text:style-name="T7">4F – ** </text:span><text:span text:style-name="T32">for first point, plot is good</text:span></text:p>
      <text:p text:style-name="P37"><text:span text:style-name="T32">4</text:span><text:span text:style-name="T7">G </text:span><text:span text:style-name="T33">– P = 0.375 instead of P = 0.495</text:span></text:p>
      <text:p text:style-name="P35"><text:span text:style-name="T7"/></text:p>
      <text:p text:style-name="P27"><text:span text:style-name="T7">Figure 4-S1</text:span></text:p>
      <text:p text:style-name="P36"><text:span text:style-name="T7">4-S1A x</text:span></text:p>
      <text:p text:style-name="P38"><text:span text:style-name="T7">4-S1B </text:span><text:span text:style-name="T34">x</text:span></text:p>
      <text:p text:style-name="P38"><text:span text:style-name="T7">4-S1C </text:span><text:span text:style-name="T34">x</text:span></text:p>
      <text:p text:style-name="P39"><text:span text:style-name="T7">4-S1D? (new plot)</text:span></text:p>
      <text:p text:style-name="P33"><text:span text:style-name="T14"/></text:p>
      <text:p text:style-name="P33"><text:span text:style-name="T14"/></text:p>
      <text:p text:style-name="P3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8:41:24.427000000</meta:creation-date>
    <dc:date>2019-03-18T12:21:48.180000000</dc:date>
    <meta:editing-duration>PT17H29M49S</meta:editing-duration>
    <meta:editing-cycles>57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60" meta:word-count="508" meta:character-count="2724" meta:non-whitespace-character-count="2261"/>
  </office:meta>
</office:document-meta>
</file>